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 kraj</text:p>
          </table:table-cell>
          <table:table-cell office:value-type="string" calcext:value-type="string">
            <text:p>kr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gier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genty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g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zy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orwac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zech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ni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nland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cj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cj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szpani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land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rlandi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zrae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poni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nad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t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ksy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mc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weg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sk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rtugal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sj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umuni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bi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loweni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any Zjednoczon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zwecj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cj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krain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egr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elka Brytani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loch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.00.0000</text:date>, <text:time style:data-style-name="N2" text:time-value="13:11:52.0203357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56:47.519027003</meta:creation-date>
    <meta:generator>LibreOffice/6.0.7.3$Linux_X86_64 LibreOffice_project/00m0$Build-3</meta:generator>
    <dc:date>2019-09-27T13:14:25.457107142</dc:date>
    <meta:editing-duration>PT3M28S</meta:editing-duration>
    <meta:editing-cycles>3</meta:editing-cycles>
    <meta:document-statistic meta:table-count="1" meta:cell-count="74" meta:object-count="0"/>
  </office:meta>
</office:document-meta>
</file>